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dash" draw:stroke-dash="Fine_20_Dashed_20__28_var_29_" svg:stroke-width="0.1cm" svg:stroke-color="#999999"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draw:marker-start-width="0.45cm" draw:marker-end-width="0.45cm" draw:fill-color="#eb613d"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draw:marker-start-width="0.45cm" draw:marker-end-width="0.45cm" draw:fill-color="#7da647"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draw:marker-start-width="0.45cm" draw:marker-end-width="0.45cm" draw:textarea-vertical-align="middle" draw:auto-grow-height="false" fo:min-height="0.749cm" fo:min-width="0.499cm" fo:padding-top="0.175cm" fo:padding-bottom="0.175cm" fo:padding-left="0.3cm" fo:padding-right="0.3cm"/>
    </style:style>
    <style:style style:name="gr5" style:family="graphic" style:parent-style-name="standard">
      <style:graphic-properties svg:stroke-width="0.1cm" draw:marker-start-width="0.45cm" draw:marker-end-width="0.45cm" draw:fill-color="#e6e64c"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fill-color="#e6e64c" draw:textarea-vertical-align="middle" draw:auto-grow-height="false" fo:min-height="0.749cm" fo:min-width="0.499cm"/>
    </style:style>
    <style:style style:name="gr9" style:family="graphic" style:parent-style-name="standard">
      <style:graphic-properties draw:fill-color="#7da647" draw:textarea-vertical-align="middle" draw:auto-grow-height="false" fo:min-height="0.749cm" fo:min-width="0.499cm"/>
    </style:style>
    <style:style style:name="gr10" style:family="graphic" style:parent-style-name="standard">
      <style:graphic-properties svg:stroke-width="0.1cm" draw:marker-start-width="0.45cm" draw:marker-end-width="0.45cm" draw:fill-color="#9999cc" draw:textarea-horizontal-align="justify" draw:textarea-vertical-align="middle" draw:auto-grow-height="false" fo:padding-top="0.175cm" fo:padding-bottom="0.175cm" fo:padding-left="0.3cm" fo:padding-right="0.3cm"/>
    </style:style>
    <style:style style:name="gr11" style:family="graphic" style:parent-style-name="standard">
      <style:graphic-properties draw:fill-color="#9999cc" draw:textarea-vertical-align="middle" draw:auto-grow-height="false" fo:min-height="0.749cm" fo:min-width="0.499cm"/>
    </style:style>
    <style:style style:name="gr12" style:family="graphic" style:parent-style-name="standard">
      <style:graphic-properties svg:stroke-width="0.1cm" draw:marker-start-width="0.45cm" draw:marker-end-width="0.45cm" draw:fill-color="#ffd320"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fill-color="#ffd320" draw:textarea-vertical-align="middle" draw:auto-grow-height="false" fo:min-height="0.749cm" fo:min-width="0.499cm"/>
    </style:style>
    <style:style style:name="gr14" style:family="graphic" style:parent-style-name="standard">
      <style:graphic-properties svg:stroke-width="0.05cm" draw:marker-start-width="0.08cm" draw:marker-end="" draw:marker-end-width="0.08cm" draw:textarea-horizontal-align="center" draw:textarea-vertical-align="middle" fo:padding-top="0.15cm" fo:padding-bottom="0.15cm" fo:padding-left="0.275cm" fo:padding-right="0.275cm"/>
    </style:style>
    <style:style style:name="gr15" style:family="graphic" style:parent-style-name="standard">
      <style:graphic-properties draw:stroke="none" svg:stroke-width="0.05cm" svg:stroke-color="#000000" draw:marker-start-width="0.08cm" draw:marker-end-width="0.08cm"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svg:stroke-width="0.05cm" draw:marker-start="Arrow" draw:marker-start-width="0.18cm" draw:marker-end="Arrow" draw:marker-end-width="0.18cm" draw:textarea-horizontal-align="center" draw:textarea-vertical-align="middle" fo:padding-top="0.15cm" fo:padding-bottom="0.15cm" fo:padding-left="0.275cm" fo:padding-right="0.275cm"/>
    </style:style>
    <style:style style:name="gr18"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2pt" fo:font-weight="bold" style:font-size-asian="12pt" style:font-size-complex="12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curve" draw:line-skew="0.876cm" svg:x1="8.745cm" svg:y1="6.494cm" svg:x2="9.001cm" svg:y2="13cm" draw:start-shape="id1" draw:start-glue-point="2" draw:end-shape="id2" draw:end-glue-point="9" svg:d="m8745 6494c0 6195 256 2942 256 6506">
          <text:p/>
        </draw:connector>
        <draw:connector draw:style-name="gr1" draw:text-style-name="P1" draw:layer="layout" draw:type="curve" svg:x1="8.745cm" svg:y1="6.494cm" svg:x2="6.75cm" svg:y2="8.096cm" draw:start-shape="id1" draw:start-glue-point="2" draw:end-shape="id3" draw:end-glue-point="0" svg:d="m8745 6494c0 1240-1995 440-1995 1602">
          <text:p/>
        </draw:connector>
        <draw:connector draw:style-name="gr1" draw:text-style-name="P1" draw:layer="layout" draw:type="curve" svg:x1="8.745cm" svg:y1="6.494cm" svg:x2="15cm" svg:y2="12.501cm" draw:start-shape="id1" draw:start-glue-point="2" draw:end-shape="id4" draw:end-glue-point="8" svg:d="m8745 6494c0 4005 2085 6007 6255 6007">
          <text:p/>
        </draw:connector>
        <draw:connector draw:style-name="gr1" draw:text-style-name="P1" draw:layer="layout" draw:type="curve" draw:line-skew="-0.018cm" svg:x1="8.745cm" svg:y1="6.494cm" svg:x2="14cm" svg:y2="6cm" draw:start-shape="id1" draw:start-glue-point="2" draw:end-shape="id5" draw:end-glue-point="4" svg:d="m8745 6494c0 874 5255 1121 5255-494">
          <text:p/>
        </draw:connector>
        <draw:custom-shape draw:style-name="gr2" draw:text-style-name="P2" draw:id="id6" draw:layer="layout" svg:width="3.593cm" svg:height="2.994cm" svg:x="10.307cm" svg:y="7.954cm">
          <text:p text:style-name="P1"><text:span text:style-name="T1">System-Kern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id="id2" draw:layer="layout" svg:width="5.21cm" svg:height="2cm" svg:x="7.5cm" svg:y="13cm">
          <draw:glue-point draw:id="9" svg:x="-2.12cm" svg:y="-5cm"/>
          <text:p text:style-name="P1"><text:span text:style-name="T2">Datenspeicherung</text:span></text:p>
          <draw:enhanced-geometry svg:viewBox="0 0 88 21600" draw:glue-points="44 ?f6 44 0 0 10800 44 21600 88 10800" draw:text-areas="0 ?f6 88 ?f3" draw:type="can" draw:modifiers="6252.8588564574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draw:id="id1" draw:layer="layout" svg:width="4.491cm" svg:height="2.994cm" svg:x="6.5cm" svg:y="3.5cm">
          <text:p text:style-name="P1"><text:span text:style-name="T2">Netzwerk- und</text:span></text:p>
          <text:p text:style-name="P1"><text:span text:style-name="T2">BUS-Technologie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3" draw:id="id3" draw:layer="layout" svg:width="3.5cm" svg:height="3.904cm" svg:x="5cm" svg:y="8.096cm">
          <text:p text:style-name="P1"><text:span text:style-name="T2">Überwachungs-</text:span></text:p>
          <text:p text:style-name="P1"><text:span text:style-name="T2">Module</text:span></text:p>
          <draw:enhanced-geometry svg:viewBox="0 0 21600 21600" draw:type="rectangle" draw:enhanced-path="M 0 0 L 21600 0 21600 21600 0 21600 0 0 Z N"/>
        </draw:custom-shape>
        <draw:connector draw:style-name="gr6" draw:text-style-name="P1" draw:layer="layout" draw:type="lines" svg:x1="10.104cm" svg:y1="13cm" svg:x2="12.103cm" svg:y2="10.946cm" draw:start-shape="id2" draw:start-glue-point="5" draw:end-shape="id6" draw:end-glue-point="6" svg:d="m10104 13000v-600l1999-852v-602">
          <text:p/>
        </draw:connector>
        <draw:connector draw:style-name="gr6" draw:text-style-name="P1" draw:layer="layout" draw:type="lines" svg:x1="8.5cm" svg:y1="10.048cm" svg:x2="10.307cm" svg:y2="9.45cm" draw:start-shape="id3" draw:start-glue-point="1" draw:end-shape="id6" draw:end-glue-point="5" svg:d="m8500 10048h550l656-598h601">
          <text:p/>
        </draw:connector>
        <draw:connector draw:style-name="gr6" draw:text-style-name="P1" draw:layer="layout" draw:type="lines" svg:x1="10.991cm" svg:y1="4.997cm" svg:x2="12.103cm" svg:y2="7.954cm" draw:start-shape="id1" draw:start-glue-point="1" draw:end-shape="id6" draw:end-glue-point="4" svg:d="m10991 4997h600l512 2357v600">
          <text:p/>
        </draw:connector>
        <draw:custom-shape draw:style-name="gr7" draw:text-style-name="P1" draw:id="id8" draw:layer="layout" svg:width="2cm" svg:height="2cm" svg:x="2cm" svg:y="3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1" draw:id="id9" draw:layer="layout" svg:width="2cm" svg:height="2cm" svg:x="3cm" svg:y="6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1" draw:id="id7" draw:layer="layout" svg:width="2cm" svg:height="2cm" svg:x="4.5cm" svg:y="1.5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8" draw:text-style-name="P1" draw:id="id10" draw:layer="layout" svg:width="2cm" svg:height="2cm" svg:x="1.5cm" svg:y="8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8" draw:text-style-name="P1" draw:id="id11" draw:layer="layout" svg:width="2cm" svg:height="2cm" svg:x="2cm" svg:y="11.5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1" draw:id="id12" draw:layer="layout" svg:width="2cm" svg:height="2cm" svg:x="7cm" svg:y="16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1" draw:id="id13" draw:layer="layout" svg:width="2cm" svg:height="2cm" svg:x="10cm" svg:y="16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6" draw:text-style-name="P1" draw:layer="layout" draw:type="line" svg:x1="5.5cm" svg:y1="3.5cm" svg:x2="6.5cm" svg:y2="4.997cm" draw:start-shape="id7" draw:start-glue-point="2" draw:end-shape="id1" svg:d="m5500 3500 1000 1497">
          <text:p/>
        </draw:connector>
        <draw:connector draw:style-name="gr6" draw:text-style-name="P1" draw:layer="layout" draw:type="line" svg:x1="4cm" svg:y1="4cm" svg:x2="6.5cm" svg:y2="4.997cm" draw:start-shape="id8" draw:start-glue-point="1" draw:end-shape="id1" draw:end-glue-point="3" svg:d="m4000 4000 2500 997">
          <text:p/>
        </draw:connector>
        <draw:connector draw:style-name="gr6" draw:text-style-name="P1" draw:layer="layout" draw:type="line" svg:x1="4cm" svg:y1="6cm" svg:x2="6.5cm" svg:y2="4.997cm" draw:start-shape="id9" draw:start-glue-point="0" draw:end-shape="id1" draw:end-glue-point="3" svg:d="m4000 6000 2500-1003">
          <text:p/>
        </draw:connector>
        <draw:connector draw:style-name="gr6" draw:text-style-name="P1" draw:layer="layout" draw:type="line" svg:x1="3.5cm" svg:y1="9cm" svg:x2="5cm" svg:y2="10.048cm" draw:start-shape="id10" draw:start-glue-point="1" draw:end-shape="id3" draw:end-glue-point="3" svg:d="m3500 9000 1500 1048">
          <text:p/>
        </draw:connector>
        <draw:connector draw:style-name="gr6" draw:text-style-name="P1" draw:layer="layout" draw:type="line" svg:x1="3cm" svg:y1="11.5cm" svg:x2="5cm" svg:y2="10.048cm" draw:start-shape="id11" draw:end-shape="id3" draw:end-glue-point="3" svg:d="m3000 11500 2000-1452">
          <text:p/>
        </draw:connector>
        <draw:connector draw:style-name="gr6" draw:text-style-name="P1" draw:layer="layout" draw:type="line" svg:x1="8cm" svg:y1="16cm" svg:x2="10.104cm" svg:y2="15cm" draw:start-shape="id12" draw:end-shape="id2" draw:end-glue-point="7" svg:d="m8000 16000 2104-1000">
          <text:p/>
        </draw:connector>
        <draw:connector draw:style-name="gr6" draw:text-style-name="P1" draw:layer="layout" draw:type="line" svg:x1="11cm" svg:y1="16cm" svg:x2="10.104cm" svg:y2="15cm" draw:start-shape="id13" draw:start-glue-point="0" draw:end-shape="id2" draw:end-glue-point="7" svg:d="m11000 16000-896-1000">
          <text:p/>
        </draw:connector>
        <draw:custom-shape draw:style-name="gr10" draw:text-style-name="P3" draw:id="id5" draw:layer="layout" svg:width="4cm" svg:height="2cm" svg:x="13.5cm" svg:y="4cm">
          <draw:glue-point draw:id="4" svg:x="-3.75cm" svg:y="5cm"/>
          <text:p text:style-name="P1"><text:span text:style-name="T2">Alert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 draw:id="id15" draw:layer="layout" svg:width="2cm" svg:height="2cm" svg:x="17.5cm" svg:y="2.5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1" draw:id="id14" draw:layer="layout" svg:width="2cm" svg:height="2cm" svg:x="17.5cm" svg:y="7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6" draw:text-style-name="P1" draw:layer="layout" draw:type="lines" svg:x1="13.9cm" svg:y1="9.45cm" svg:x2="15.5cm" svg:y2="6cm" draw:start-shape="id6" draw:start-glue-point="7" draw:end-shape="id5" svg:d="m13900 9450h600l1000-2849v-601">
          <text:p/>
        </draw:connector>
        <draw:connector draw:style-name="gr6" draw:text-style-name="P1" draw:layer="layout" draw:type="line" svg:x1="17.5cm" svg:y1="5cm" svg:x2="18.5cm" svg:y2="7cm" draw:start-shape="id5" draw:end-shape="id14" svg:d="m17500 5000 1000 2000">
          <text:p/>
        </draw:connector>
        <draw:connector draw:style-name="gr6" draw:text-style-name="P1" draw:layer="layout" draw:type="line" svg:x1="17.5cm" svg:y1="5cm" svg:x2="18.5cm" svg:y2="4.5cm" draw:start-shape="id5" draw:start-glue-point="1" draw:end-shape="id15" svg:d="m17500 5000 1000-500">
          <text:p/>
        </draw:connector>
        <draw:custom-shape draw:style-name="gr12" draw:text-style-name="P3" draw:id="id4" draw:layer="layout" svg:width="5cm" svg:height="3.5cm" svg:x="14.5cm" svg:y="11cm">
          <draw:glue-point draw:id="8" svg:x="-4cm" svg:y="-0.714cm"/>
          <text:p text:style-name="P1"><text:span text:style-name="T2">Remote-API</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6" draw:text-style-name="P1" draw:layer="layout" draw:type="lines" svg:x1="16.749cm" svg:y1="11.304cm" svg:x2="13.9cm" svg:y2="9.45cm" draw:start-shape="id4" draw:start-glue-point="4" draw:end-shape="id6" draw:end-glue-point="7" svg:d="m16749 11304v-904l-2249-950h-600">
          <text:p/>
        </draw:connector>
        <draw:custom-shape draw:style-name="gr13" draw:text-style-name="P1" draw:id="id16" draw:layer="layout" svg:width="2cm" svg:height="2cm" svg:x="14.5cm" svg:y="15.5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1" draw:id="id17" draw:layer="layout" svg:width="2cm" svg:height="2cm" svg:x="17.5cm" svg:y="15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onnector draw:style-name="gr6" draw:text-style-name="P1" draw:layer="layout" draw:type="line" svg:x1="17.187cm" svg:y1="14.053cm" svg:x2="15.5cm" svg:y2="15.5cm" draw:start-shape="id4" draw:start-glue-point="6" draw:end-shape="id16" svg:d="m17187 14053-1687 1447">
          <text:p/>
        </draw:connector>
        <draw:connector draw:style-name="gr6" draw:text-style-name="P1" draw:layer="layout" draw:type="line" svg:x1="17.187cm" svg:y1="14.053cm" svg:x2="18.5cm" svg:y2="15cm" draw:start-shape="id4" draw:start-glue-point="6" draw:end-shape="id17" draw:end-glue-point="0" svg:d="m17187 14053 1313 947">
          <text:p/>
        </draw:connector>
      </draw:page>
      <draw:page draw:name="page2" draw:style-name="dp1" draw:master-page-name="Default">
        <draw:line draw:style-name="gr14" draw:text-style-name="P1" draw:layer="layout" svg:x1="3cm" svg:y1="4.5cm" svg:x2="16.5cm" svg:y2="4.5cm">
          <text:p/>
        </draw:line>
        <draw:line draw:style-name="gr14" draw:text-style-name="P1" draw:layer="layout" svg:x1="3cm" svg:y1="4.5cm" svg:x2="3cm" svg:y2="4cm">
          <text:p/>
        </draw:line>
        <draw:line draw:style-name="gr14" draw:text-style-name="P1" draw:layer="layout" svg:x1="4.6cm" svg:y1="4.5cm" svg:x2="4.6cm" svg:y2="4cm">
          <text:p/>
        </draw:line>
        <draw:line draw:style-name="gr14" draw:text-style-name="P1" draw:layer="layout" svg:x1="6.2cm" svg:y1="4.5cm" svg:x2="6.2cm" svg:y2="4cm">
          <text:p/>
        </draw:line>
        <draw:line draw:style-name="gr14" draw:text-style-name="P1" draw:layer="layout" svg:x1="14.2cm" svg:y1="4.5cm" svg:x2="14.2cm" svg:y2="4cm">
          <text:p/>
        </draw:line>
        <draw:frame draw:style-name="gr15" draw:text-style-name="P4" draw:layer="layout" svg:width="1.709cm" svg:height="0.725cm" svg:x="3cm" svg:y="3.775cm">
          <draw:text-box>
            <text:p text:style-name="P4"><text:span text:style-name="T2">4 Byte</text:span></text:p>
          </draw:text-box>
        </draw:frame>
        <draw:frame draw:style-name="gr15" draw:text-style-name="P4" draw:layer="layout" svg:width="1.709cm" svg:height="0.725cm" svg:x="4.601cm" svg:y="3.776cm">
          <draw:text-box>
            <text:p text:style-name="P4"><text:span text:style-name="T2">4 Byte</text:span></text:p>
          </draw:text-box>
        </draw:frame>
        <draw:line draw:style-name="gr14" draw:text-style-name="P1" draw:layer="layout" svg:x1="19cm" svg:y1="4.5cm" svg:x2="19cm" svg:y2="4cm">
          <text:p/>
        </draw:line>
        <draw:frame draw:style-name="gr15" draw:text-style-name="P4" draw:layer="layout" svg:width="1.946cm" svg:height="0.725cm" svg:x="8.902cm" svg:y="3.777cm">
          <draw:text-box>
            <text:p text:style-name="P4"><text:span text:style-name="T2">32 Byte</text:span></text:p>
          </draw:text-box>
        </draw:frame>
        <draw:frame draw:style-name="gr15" draw:text-style-name="P4" draw:layer="layout" svg:width="2.796cm" svg:height="0.725cm" svg:x="15.302cm" svg:y="3.777cm">
          <draw:text-box>
            <text:p text:style-name="P4"><text:span text:style-name="T2">0 - 984 Byte</text:span></text:p>
          </draw:text-box>
        </draw:frame>
        <draw:frame draw:style-name="gr16" draw:text-style-name="P4" draw:layer="layout" svg:width="2.42cm" svg:height="0.725cm" svg:x="9.813cm" svg:y="2.852cm">
          <draw:text-box>
            <text:p text:style-name="P4"><text:span text:style-name="T2">1024 Byte</text:span></text:p>
          </draw:text-box>
        </draw:frame>
        <draw:line draw:style-name="gr14" draw:text-style-name="P1" draw:layer="layout" svg:x1="17cm" svg:y1="4.5cm" svg:x2="19cm" svg:y2="4.5cm">
          <text:p/>
        </draw:line>
        <draw:line draw:style-name="gr17" draw:text-style-name="P1" draw:layer="layout" svg:x1="3cm" svg:y1="3.6cm" svg:x2="19cm" svg:y2="3.6cm">
          <text:p/>
        </draw:line>
        <draw:rect draw:style-name="gr18" draw:text-style-name="P5" draw:layer="layout" svg:width="1.587cm" svg:height="1cm" svg:x="3cm" svg:y="4.66cm">
          <text:p text:style-name="P5"><text:span text:style-name="T3">Number</text:span></text:p>
        </draw:rect>
        <draw:rect draw:style-name="gr18" draw:text-style-name="P5" draw:layer="layout" svg:width="1.587cm" svg:height="1cm" svg:x="4.601cm" svg:y="4.66cm">
          <text:p text:style-name="P5"><text:span text:style-name="T3">Total</text:span></text:p>
        </draw:rect>
        <draw:rect draw:style-name="gr18" draw:text-style-name="P5" draw:layer="layout" svg:width="7.998cm" svg:height="1cm" svg:x="6.194cm" svg:y="4.66cm">
          <text:p text:style-name="P5"><text:span text:style-name="T3">Message Identificator</text:span></text:p>
          <text:p text:style-name="P5"><text:span text:style-name="T4">Unique for each MsgGroup</text:span></text:p>
        </draw:rect>
        <draw:rect draw:style-name="gr18" draw:text-style-name="P5" draw:layer="layout" svg:width="4.801cm" svg:height="1cm" svg:x="14.199cm" svg:y="4.66cm">
          <text:p text:style-name="P5"><text:span text:style-name="T3">Method and Data</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CH"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Arrow"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Lukas Zurschmiede</meta:initial-creator>
    <meta:creation-date>2010-11-02T13:04:36</meta:creation-date>
    <dc:date>2010-12-28T13:13:29</dc:date>
    <dc:creator>Lukas Zurschmiede</dc:creator>
    <meta:editing-duration>PT02H53M31S</meta:editing-duration>
    <meta:editing-cycles>18</meta:editing-cycles>
    <meta:generator>OpenOffice.org/3.0$Unix OpenOffice.org_project/300m9$Build-9358</meta:generator>
    <meta:document-statistic meta:object-count="54"/>
    <meta:user-defined meta:name="Info 1"/>
    <meta:user-defined meta:name="Info 2"/>
    <meta:user-defined meta:name="Info 3"/>
    <meta:user-defined meta:name="Info 4"/>
  </office:meta>
</office:document-meta>
</file>